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677cm" fo:min-width="12.836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2.897cm" fo:min-width="6.129cm" style:writing-mode="lr-tb"/>
      <style:paragraph-properties style:writing-mode="lr-tb"/>
    </style:style>
    <style:style style:name="gr3" style:family="graphic" style:parent-style-name="standard">
      <style:graphic-properties draw:stroke="solid" draw:marker-end="Arrowheads_20_1" draw:textarea-horizontal-align="justify" draw:textarea-vertical-align="middle" draw:auto-grow-height="false" fo:min-height="1.414cm" fo:min-width="5.629cm" style:writing-mode="lr-tb"/>
      <style:paragraph-properties style:writing-mode="lr-tb"/>
    </style:style>
    <style:style style:name="gr4" style:family="graphic" style:parent-style-name="standard">
      <style:graphic-properties draw:marker-start="Arrowheads_20_4" draw:marker-end="" draw:textarea-vertical-align="middle" draw:shadow="hidden"/>
      <style:paragraph-properties style:writing-mode="lr-tb"/>
    </style:style>
    <style:style style:name="gr5" style:family="graphic" style:parent-style-name="standard">
      <style:graphic-properties svg:stroke-color="#ff0000" draw:marker-end="Arrowheads_20_4" draw:textarea-vertical-align="middle" draw:shadow="hidden"/>
      <style:paragraph-properties style:writing-mode="lr-tb"/>
    </style:style>
    <style:style style:name="gr6" style:family="graphic" style:parent-style-name="standard">
      <style:graphic-properties draw:marker-start="Arrowheads_20_4" draw:textarea-vertical-align="middle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469cm" fo:min-width="4.394cm" draw:shadow="visible"/>
      <style:paragraph-properties style:writing-mode="lr-tb"/>
    </style:style>
    <style:style style:name="gr9" style:family="graphic" style:parent-style-name="standard">
      <style:graphic-properties draw:marker-end="Arrowheads_20_4" draw:textarea-vertical-align="middle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 style:writing-mode="lr-tb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9211e" loext:opacity="100%"/>
    </style:style>
    <style:style style:name="P8" style:family="paragraph">
      <style:paragraph-properties fo:text-align="center"/>
      <style:text-properties fo:color="#c9211e" loext:opacity="100%" loext:color-lum-mod="100%" loext:color-lum-off="0%"/>
    </style:style>
    <style:style style:name="P9" style:family="paragraph">
      <style:paragraph-properties fo:text-align="center"/>
      <style:text-properties fo:font-size="17pt" style:font-size-asian="17pt" style:font-size-complex="17pt"/>
    </style:style>
    <style:style style:name="P10" style:family="paragraph">
      <style:paragraph-properties fo:text-align="center" style:writing-mode="lr-tb"/>
      <style:text-properties fo:font-size="17pt" style:font-size-asian="17pt" style:font-size-complex="17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c9211e" loext:opacity="100%"/>
    </style:style>
    <style:style style:name="T4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8.89cm" svg:x="3.493cm" svg:y="0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name="Shape 1" draw:style-name="gr2" draw:text-style-name="P3" xml:id="id1" draw:id="id1" draw:layer="layout" svg:width="6.628cm" svg:height="5.035cm" svg:x="0.949cm" svg:y="12.712cm">
          <text:p text:style-name="P2"><text:span text:style-name="T1">Canister</text:span><text:span text:style-name="T1"><text:line-break/></text:span><text:span text:style-name="T1">(smart </text:span><text:span text:style-name="T1">contract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Shape 2" draw:style-name="gr3" draw:text-style-name="P5" xml:id="id2" draw:id="id2" draw:layer="layout" svg:width="6.307cm" svg:height="1.842cm" svg:x="9.525cm" svg:y="10.553cm">
          <text:p text:style-name="P4"><text:span text:style-name="T2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4.263cm" svg:y1="12.712cm" svg:x2="9.525cm" svg:y2="11.474cm" draw:start-shape="id1" draw:start-glue-point="5" draw:end-shape="id2" draw:end-glue-point="3" svg:d="M4263 12712v-1238h5262" svg:viewBox="0 0 5263 1239">
          <text:p text:style-name="P6">Data</text:p>
        </draw:connector>
        <draw:custom-shape draw:name="Shape 3" draw:style-name="gr3" draw:text-style-name="P5" xml:id="id3" draw:id="id3" draw:layer="layout" svg:width="6.307cm" svg:height="1.842cm" svg:x="9.482cm" svg:y="17.792cm">
          <text:p text:style-name="P4"><text:span text:style-name="T2">Server</text:span>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svg:x1="4.263cm" svg:y1="17.747cm" svg:x2="9.482cm" svg:y2="18.713cm" draw:start-shape="id1" draw:start-glue-point="7" draw:end-shape="id3" draw:end-glue-point="3" svg:d="M4263 17747v966h5219" svg:viewBox="0 0 5220 967">
          <text:p text:style-name="P7"><text:span text:style-name="T3">Disqualif</text:span><text:span text:style-name="T3">y</text:span></text:p>
        </draw:connector>
        <draw:custom-shape draw:name="Shape 4" draw:style-name="gr3" draw:text-style-name="P5" xml:id="id4" draw:id="id4" draw:layer="layout" svg:width="6.307cm" svg:height="1.842cm" svg:x="18.372cm" svg:y="10.541cm">
          <text:p text:style-name="P4"><text:span text:style-name="T2">crates.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5" draw:style-name="gr3" draw:text-style-name="P5" xml:id="id5" draw:id="id5" draw:layer="layout" svg:width="6.307cm" svg:height="1.842cm" svg:x="18.372cm" svg:y="13.081cm">
          <text:p text:style-name="P4"><text:span text:style-name="T2">pypi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6" draw:style-name="gr3" draw:text-style-name="P10" xml:id="id6" draw:id="id6" draw:layer="layout" svg:width="6.307cm" svg:height="1.842cm" svg:x="18.372cm" svg:y="15.558cm">
          <text:p text:style-name="P9"><text:span text:style-name="T4">Semantic Scho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5.832cm" svg:y1="11.474cm" svg:x2="18.372cm" svg:y2="11.462cm" draw:start-shape="id2" draw:end-shape="id4" draw:end-glue-point="3" svg:d="M15832 11474h1270v-12h1270" svg:viewBox="0 0 2541 13">
          <text:p/>
        </draw:connector>
        <draw:connector draw:style-name="gr6" draw:text-style-name="P6" draw:layer="layout" svg:x1="15.832cm" svg:y1="11.474cm" svg:x2="18.372cm" svg:y2="14.002cm" draw:start-shape="id2" draw:start-glue-point="1" draw:end-shape="id5" draw:end-glue-point="3" svg:d="M15832 11474h1270v2528h1270" svg:viewBox="0 0 2541 2529">
          <text:p/>
        </draw:connector>
        <draw:connector draw:style-name="gr6" draw:text-style-name="P6" draw:layer="layout" svg:x1="15.832cm" svg:y1="11.474cm" svg:x2="18.372cm" svg:y2="16.479cm" draw:start-shape="id2" draw:start-glue-point="1" draw:end-shape="id6" draw:end-glue-point="3" svg:d="M15832 11474h1270v5005h1270" svg:viewBox="0 0 2541 5006">
          <text:p/>
        </draw:connector>
        <draw:connector draw:style-name="gr6" draw:text-style-name="P6" draw:layer="layout" svg:x1="15.789cm" svg:y1="18.713cm" svg:x2="18.372cm" svg:y2="16.479cm" draw:start-shape="id3" draw:start-glue-point="1" draw:end-shape="id6" svg:d="M15789 18713h1291v-2234h1292" svg:viewBox="0 0 2584 2235">
          <text:p/>
        </draw:connector>
        <draw:connector draw:style-name="gr6" draw:text-style-name="P6" draw:layer="layout" svg:x1="15.789cm" svg:y1="18.713cm" svg:x2="18.372cm" svg:y2="14.002cm" draw:start-shape="id3" draw:start-glue-point="1" draw:end-shape="id5" svg:d="M15789 18713h1291v-4711h1292" svg:viewBox="0 0 2584 4712">
          <text:p/>
        </draw:connector>
        <draw:connector draw:style-name="gr6" draw:text-style-name="P6" draw:layer="layout" svg:x1="15.789cm" svg:y1="18.713cm" svg:x2="18.372cm" svg:y2="11.462cm" draw:start-shape="id3" draw:start-glue-point="1" draw:end-shape="id4" draw:end-glue-point="3" svg:d="M15789 18713h1291v-7251h1292" svg:viewBox="0 0 2584 7252">
          <text:p/>
        </draw:connector>
        <draw:custom-shape draw:name="Shape 7" draw:style-name="gr3" draw:text-style-name="P5" xml:id="id7" draw:id="id7" draw:layer="layout" svg:width="6.307cm" svg:height="1.842cm" svg:x="18.372cm" svg:y="8.255cm">
          <text:p text:style-name="P4"><text:span text:style-name="T2">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15.789cm" svg:y1="18.713cm" svg:x2="18.372cm" svg:y2="9.176cm" draw:start-shape="id3" draw:start-glue-point="1" draw:end-shape="id7" draw:end-glue-point="3" svg:d="M15789 18713h1291v-9537h1292" svg:viewBox="0 0 2584 9538">
          <text:p/>
        </draw:connector>
        <draw:connector draw:style-name="gr6" draw:text-style-name="P6" draw:layer="layout" svg:x1="15.832cm" svg:y1="11.474cm" svg:x2="18.372cm" svg:y2="9.176cm" draw:start-shape="id2" draw:end-shape="id7" draw:end-glue-point="3" svg:d="M15832 11474h1270v-2298h1270" svg:viewBox="0 0 2541 2299">
          <text:p/>
        </draw:connector>
        <draw:custom-shape draw:name="Shape 8" draw:style-name="gr3" draw:text-style-name="P10" draw:layer="layout" svg:width="6.307cm" svg:height="1.842cm" svg:x="0.043cm" svg:y="19.685cm">
          <text:p text:style-name="P9"><text:span text:style-name="T4">Dono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999cm" svg:height="0.999cm" svg:x="2.494cm" svg:y="18.0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0.999cm" svg:height="0.999cm" svg:x="2.494cm" svg:y="11.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Shape 9" draw:style-name="gr3" draw:text-style-name="P10" draw:layer="layout" svg:width="6.307cm" svg:height="1.842cm" svg:x="0cm" svg:y="9.207cm">
          <text:p text:style-name="P9"><text:span text:style-name="T4">Auth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8" draw:id="id8" draw:layer="layout" svg:width="5.08cm" svg:height="1.905cm" svg:x="7.62cm" svg:y="0.317cm">
          <text:p text:style-name="P11">(package, ver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10" draw:id="id10" draw:layer="layout" svg:width="5.08cm" svg:height="1.905cm" svg:x="4.445cm" svg:y="3.492cm">
          <text:p text:style-name="P11">(package, ver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9" draw:id="id9" draw:layer="layout" svg:width="5.08cm" svg:height="1.905cm" svg:x="10.795cm" svg:y="3.492cm">
          <text:p text:style-name="P11">(package, versi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svg:x1="10.16cm" svg:y1="2.222cm" svg:x2="13.335cm" svg:y2="3.492cm" draw:start-shape="id8" draw:start-glue-point="2" draw:end-shape="id9" draw:end-glue-point="0" svg:d="M10160 2222v735h3175v535" svg:viewBox="0 0 3176 1271">
          <text:p/>
        </draw:connector>
        <draw:connector draw:style-name="gr9" draw:text-style-name="P6" draw:layer="layout" svg:x1="10.16cm" svg:y1="2.222cm" svg:x2="6.985cm" svg:y2="3.492cm" draw:start-shape="id8" draw:start-glue-point="2" draw:end-shape="id10" draw:end-glue-point="0" svg:d="M10160 2222v735h-3175v535" svg:viewBox="0 0 3176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draw:marker draw:name="Arrowheads_20_3" draw:display-name="Arrowheads 3" svg:viewBox="0 0 20 20" svg:d="M0 20l10-20 10 20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689cm" fo:page-height="21.53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1:27:13.881563275</meta:creation-date>
    <dc:date>2023-08-01T01:57:38.421487720</dc:date>
    <meta:editing-duration>PT30M16S</meta:editing-duration>
    <meta:editing-cycles>15</meta:editing-cycles>
    <meta:generator>LibreOffice/7.5.4.2$Linux_X86_64 LibreOffice_project/50$Build-2</meta:generator>
    <meta:document-statistic meta:object-count="27"/>
  </office:meta>
</office:document-meta>
</file>